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HTMLSerializer.hea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HTMLSerializer.getMime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HTMLSerializer.XHTMLSerializ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HTMLSerializer.setDoctypeDefault( String docty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XHTMLSerializer.endElementImpl( String uri , String local , String qual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XHTMLSerializer.XHTMLSerializer( XHTMLEncoder enco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HTMLSerializer.startElementImpl( String uri , String local , String qual , String namespaces [ ] [ ] , String attributes [ ] [ ]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HTMLSerializer.setOmitXmlDeclaration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HTMLSerializer.body( String uri , String local , String qua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